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142" officeooo:paragraph-rsid="000dd142"/>
    </style:style>
    <style:style style:name="P2" style:family="paragraph" style:parent-style-name="Standard">
      <style:text-properties officeooo:rsid="000f0534" officeooo:paragraph-rsid="000f0534"/>
    </style:style>
    <style:style style:name="P3" style:family="paragraph" style:parent-style-name="Standard">
      <style:text-properties officeooo:rsid="000fde7d" officeooo:paragraph-rsid="000fde7d"/>
    </style:style>
    <style:style style:name="P4" style:family="paragraph" style:parent-style-name="Standard">
      <style:text-properties officeooo:rsid="000fe281" officeooo:paragraph-rsid="000fe281"/>
    </style:style>
    <style:style style:name="P5" style:family="paragraph" style:parent-style-name="Standard">
      <style:text-properties officeooo:rsid="0011732d" officeooo:paragraph-rsid="0011732d"/>
    </style:style>
    <style:style style:name="P6" style:family="paragraph" style:parent-style-name="Standard">
      <style:text-properties officeooo:rsid="0011e302" officeooo:paragraph-rsid="0011e302"/>
    </style:style>
    <style:style style:name="P7" style:family="paragraph" style:parent-style-name="Standard">
      <style:text-properties officeooo:rsid="00132b68" officeooo:paragraph-rsid="00132b68"/>
    </style:style>
    <style:style style:name="P8" style:family="paragraph" style:parent-style-name="Standard">
      <style:text-properties officeooo:rsid="00150eca" officeooo:paragraph-rsid="00150eca"/>
    </style:style>
    <style:style style:name="P9" style:family="paragraph" style:parent-style-name="Standard">
      <style:text-properties officeooo:rsid="000fde7d" officeooo:paragraph-rsid="000fde7d"/>
    </style:style>
    <style:style style:name="P10" style:family="paragraph" style:parent-style-name="Standard">
      <style:text-properties officeooo:rsid="00150eca" officeooo:paragraph-rsid="00150eca"/>
    </style:style>
    <style:style style:name="P11" style:family="paragraph" style:parent-style-name="Standard">
      <style:text-properties officeooo:rsid="0016ca20" officeooo:paragraph-rsid="0016ca20"/>
    </style:style>
    <style:style style:name="P12" style:family="paragraph" style:parent-style-name="Standard">
      <style:text-properties officeooo:rsid="00175ab4" officeooo:paragraph-rsid="00175ab4"/>
    </style:style>
    <style:style style:name="P13" style:family="paragraph" style:parent-style-name="Standard">
      <style:text-properties officeooo:rsid="0017e3dd" officeooo:paragraph-rsid="0017e3dd"/>
    </style:style>
    <style:style style:name="P14" style:family="paragraph" style:parent-style-name="Standard">
      <style:text-properties officeooo:rsid="000b4979" officeooo:paragraph-rsid="0019131d"/>
    </style:style>
    <style:style style:name="P15" style:family="paragraph" style:parent-style-name="Standard">
      <style:text-properties fo:font-size="24pt" fo:font-weight="bold" officeooo:rsid="000b4979" officeooo:paragraph-rsid="0019131d" style:font-size-asian="24pt" style:font-weight-asian="bold" style:font-size-complex="24pt" style:font-weight-complex="bold"/>
    </style:style>
    <style:style style:name="P16" style:family="paragraph" style:parent-style-name="Standard">
      <style:text-properties style:font-name="Lato Black" fo:font-size="24pt" fo:font-weight="bold" officeooo:rsid="000b4979" officeooo:paragraph-rsid="0019131d" style:font-size-asian="24pt" style:font-weight-asian="bold" style:font-size-complex="24pt" style:font-weight-complex="bold"/>
    </style:style>
    <style:style style:name="T1" style:family="text">
      <style:text-properties officeooo:rsid="00175ab4"/>
    </style:style>
    <style:style style:name="T2" style:family="text">
      <style:text-properties officeooo:rsid="001913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OverTheWire Bandits</text:span></text:p>
      <text:p text:style-name="P15"/>
      <text:p text:style-name="P14">Level 1: ZjLjTmM6FvvyRnrb2rfNWOZOTa6ip5If</text:p>
      <text:p text:style-name="P1">Level 2: 263JGJPfgU6LtdEvgfWU1XP5yac29mFx</text:p>
      <text:p text:style-name="P2">Level 3 : MNk8KNH3Usiio41PRUEoDFPqfxLPlSmx</text:p>
      <text:p text:style-name="P2">Level4: 2WmrDFRmJIq3IPxneAaMGhap0pFhF3NJ</text:p>
      <text:p text:style-name="P3">Level5: 4oQYVPkxZOOEOO5pTW81FB8j8lxXGUQw <text:s/>\</text:p>
      <text:p text:style-name="P3">cmmd: find . -type f -exec file {} + | grep "text"</text:p>
      <text:p text:style-name="P3"/>
      <text:p text:style-name="P3">Level6: HWasnPhtq9AVKe0dmk45nxy20cvUa6EG</text:p>
      <text:p text:style-name="P4">cmd: find . -type f -exec du -b {} +</text:p>
      <text:p text:style-name="P4"/>
      <text:p text:style-name="P5">Level7: morbNTDkSW6jIlUc0ymOdMaLnOlFVAaj</text:p>
      <text:p text:style-name="P5">cmd: find / -user bandit7 -group bandit6 -size 33c 2&gt;/dev/null</text:p>
      <text:p text:style-name="P5"/>
      <text:p text:style-name="P5">Level 8: dfwvzFQi4mU0wfNbFOe9RoWskMLg7eEc</text:p>
      <text:p text:style-name="P5">cmd; grep -r millionth</text:p>
      <text:p text:style-name="P5"/>
      <text:p text:style-name="P6">Level 9: 4CKMh1JI91bUIZZPXDqGanal4xvAg0JM</text:p>
      <text:p text:style-name="P6">cmd: sort data.txt | uniq -u</text:p>
      <text:p text:style-name="P6"/>
      <text:p text:style-name="P6">Level 10: FGUW5ilLVJrxX9kMYMmlN4MgbpfMiqey</text:p>
      <text:p text:style-name="P6">cmd: strings data.txt</text:p>
      <text:p text:style-name="P6"/>
      <text:p text:style-name="P7">Level 11: dtR173fZKb0RRsDFSGsg2RWnpNVj3qRr</text:p>
      <text:p text:style-name="P7">cmd: strings data.txt | base64 -d</text:p>
      <text:p text:style-name="P7"/>
      <text:p text:style-name="P8">Level 12: 7x16WNeHIi5YkIhWsfFIqoognUTyj9Q4</text:p>
      <text:p text:style-name="P8">cmd: cat data.txt | tr 'A-Za-z' 'N-ZA-Mn-za-m'</text:p>
      <text:p text:style-name="P8"/>
      <text:p text:style-name="P11">Level 13: FO5dwFsc0cbaIiH0h8J2eUks2vdTDwAn</text:p>
      <text:p text:style-name="P11">command: tar,gunzip,bzip2</text:p>
      <text:p text:style-name="P11"/>
      <text:p text:style-name="P11"><text:span text:style-name="T1">Level 14: </text:span>MU4VWeTyJk8ROof1qqmcBPaLh7lDCPvS</text:p>
      <text:p text:style-name="P11"/>
      <text:p text:style-name="P12">Level 15: 8xCjnmgoKbGLhHFAZlGE5Tmu4M2tKJQo</text:p>
      <text:p text:style-name="P12">cmd: echo “prev password” | nc localhost 30000</text:p>
      <text:p text:style-name="P12"/>
      <text:p text:style-name="P13">Level 16: kSkvUpMQ7lBYyCM4GBPvCvT1BfWRy0Dx</text:p>
      <text:p text:style-name="P13">cmd: echo "8xCjnmgoKbGLhHFAZlGE5Tmu4M2tKJQo"| ncat --ssl localhost 3000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fde7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5:27:46.058653292</meta:creation-date>
    <dc:date>2025-09-09T14:34:01.211128623</dc:date>
    <meta:editing-duration>PT5H24M18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28" meta:word-count="124" meta:character-count="1123" meta:non-whitespace-character-count="1027"/>
  </office:meta>
</office:document-meta>
</file>